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399cm" style:rel-column-width="4824*"/>
    </style:style>
    <style:style style:name="Table1.B" style:family="table-column">
      <style:table-column-properties style:column-width="6.216cm" style:rel-column-width="21439*"/>
    </style:style>
    <style:style style:name="Table1.C" style:family="table-column">
      <style:table-column-properties style:column-width="0.908cm" style:rel-column-width="3133*"/>
    </style:style>
    <style:style style:name="Table1.D" style:family="table-column">
      <style:table-column-properties style:column-width="1.796cm" style:rel-column-width="6193*"/>
    </style:style>
    <style:style style:name="Table1.E" style:family="table-column">
      <style:table-column-properties style:column-width="3.145cm" style:rel-column-width="10847*"/>
    </style:style>
    <style:style style:name="Table1.F" style:family="table-column">
      <style:table-column-properties style:column-width="1.032cm" style:rel-column-width="3559*"/>
    </style:style>
    <style:style style:name="Table1.G" style:family="table-column">
      <style:table-column-properties style:column-width="2.362cm" style:rel-column-width="8146*"/>
    </style:style>
    <style:style style:name="Table1.H" style:family="table-column">
      <style:table-column-properties style:column-width="2.143cm" style:rel-column-width="7394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011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0" style:family="paragraph" style:parent-style-name="Table_20_Contents">
      <style:text-properties style:font-name="Helvetica" fo:font-size="6pt" style:font-size-asian="6pt" style:font-size-complex="6pt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Helvetica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0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</style:style>
    <style:style style:name="P3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T4" style:family="text">
      <style:text-properties style:font-name="Helvetica" fo:font-size="8pt" style:font-size-asian="8pt" style:font-size-complex="8pt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8">Cod. articolo</text:p>
            </table:table-cell>
            <table:table-cell table:style-name="Table1.A1" office:value-type="string">
              <text:p text:style-name="P18">Descrizione</text:p>
            </table:table-cell>
            <table:table-cell table:style-name="Table1.A1" office:value-type="string">
              <text:p text:style-name="P19">U.M.</text:p>
            </table:table-cell>
            <table:table-cell table:style-name="Table1.A1" office:value-type="string">
              <text:p text:style-name="P19">Q.ta</text:p>
            </table:table-cell>
            <table:table-cell table:style-name="Table1.A1" office:value-type="string">
              <text:p text:style-name="P19">Prezzo (<text:span text:style-name="T13"><text:placeholder text:placeholder-type="text">&lt;o.pricelist_id.currency_id.name&gt;</text:placeholder></text:span>)</text:p>
            </table:table-cell>
            <table:table-cell table:style-name="Table1.A1" office:value-type="string">
              <text:p text:style-name="P19">Sc. %</text:p>
            </table:table-cell>
            <table:table-cell table:style-name="Table1.A1" office:value-type="string">
              <text:p text:style-name="P19">Importo (<text:span text:style-name="T13"><text:placeholder text:placeholder-type="text">&lt;o.pricelist_id.currency_id.name&gt;</text:placeholder></text:span>)</text:p>
            </table:table-cell>
            <table:table-cell table:style-name="Table1.H1" office:value-type="string">
              <text:p text:style-name="P19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4"><text:placeholder text:placeholder-type="text">&lt;for each="line in sale_order_lines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3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43"><text:placeholder text:placeholder-type="text" text:description="choose">&lt;choose&gt;</text:placeholder></text:p>
            <text:p text:style-name="P43"><text:placeholder text:placeholder-type="text" text:description="when test=&quot;line.product_id.type='service'&quot;">&lt;when test="(line.product_id.type=='service')"&gt;</text:placeholder></text:p>
            <text:p text:style-name="P41"><text:placeholder text:placeholder-type="text" text:description="line.name or line.product_id.name or '' ">&lt;line.name or line.product_id.name or '' &gt;</text:placeholder></text:p>
            <text:p text:style-name="P43"><text:placeholder text:placeholder-type="text">&lt;/when&gt;</text:placeholder></text:p>
            <text:p text:style-name="P43"><text:placeholder text:placeholder-type="text">&lt;otherwise&gt;</text:placeholder></text:p>
            <text:p text:style-name="P41"><text:placeholder text:placeholder-type="text">&lt;line.product_id.name or line.name or '' &gt;</text:placeholder></text:p>
            <text:p text:style-name="P43"><text:placeholder text:placeholder-type="text">&lt;/otherwise&gt;</text:placeholder></text:p>
            <text:p text:style-name="P43"><text:placeholder text:placeholder-type="text" text:description="/choose">&lt;/choose&gt;</text:placeholder></text:p>
          </table:table-cell>
          <table:table-cell table:style-name="Table1.B3" office:value-type="string">
            <text:p text:style-name="P40"><text:placeholder text:placeholder-type="text">&lt;line.product_uom and line.product_uom.name or ''&gt;</text:placeholder></text:p>
          </table:table-cell>
          <table:table-cell table:style-name="Table1.B3" office:value-type="string">
            <text:p text:style-name="P42"><text:placeholder text:placeholder-type="text">&lt;if test="line.product_uom_qty &gt; 0"&gt;</text:placeholder><text:placeholder text:placeholder-type="text">&lt;formatLang(line.product_uom_qty) or 0.00&gt;</text:placeholder><text:span text:style-name="T14"><text:placeholder text:placeholder-type="text">&lt;/if&gt;</text:placeholder></text:span></text:p>
          </table:table-cell>
          <table:table-cell table:style-name="Table1.B3" office:value-type="string">
            <text:p text:style-name="P42"><text:placeholder text:placeholder-type="text">&lt;if test="line.price_unit &gt; 0"&gt;</text:placeholder><text:placeholder text:placeholder-type="text">&lt;formatLang(line.price_unit) or ''&gt;</text:placeholder><text:span text:style-name="T14"><text:placeholder text:placeholder-type="text">&lt;/if&gt;</text:placeholder></text:span></text:p>
          </table:table-cell>
          <table:table-cell table:style-name="Table1.B3" office:value-type="string">
            <text:p text:style-name="P42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42"><text:placeholder text:placeholder-type="text">&lt;if test="line.price_subtotal &gt; 0"&gt;</text:placeholder><text:placeholder text:placeholder-type="text">&lt;formatLang(line.price_subtotal)&gt;</text:placeholder><text:span text:style-name="T14"><text:placeholder text:placeholder-type="text">&lt;/if&gt;</text:placeholder></text:span></text:p>
          </table:table-cell>
          <table:table-cell table:style-name="Table1.B3" office:value-type="string">
            <text:p text:style-name="P40"><text:placeholder text:placeholder-type="text">&lt;line.tax_id and line.tax_id[0].name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3cm" style:rel-column-width="11942*"/>
    </style:style>
    <style:style style:name="Table3.B" style:family="table-column">
      <style:table-column-properties style:column-width="2.339cm" style:rel-column-width="8067*"/>
    </style:style>
    <style:style style:name="Table3.C" style:family="table-column">
      <style:table-column-properties style:column-width="4.013cm" style:rel-column-width="13840*"/>
    </style:style>
    <style:style style:name="Table3.D" style:family="table-column">
      <style:table-column-properties style:column-width="4.814cm" style:rel-column-width="16602*"/>
    </style:style>
    <style:style style:name="Table3.E" style:family="table-column">
      <style:table-column-properties style:column-width="3.438cm" style:rel-column-width="11857*"/>
    </style:style>
    <style:style style:name="Table3.F" style:family="table-column">
      <style:table-column-properties style:column-width="0.935cm" style:rel-column-width="3227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8cm" table:align="margins"/>
    </style:style>
    <style:style style:name="Table4.A" style:family="table-column">
      <style:table-column-properties style:column-width="9.188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 style:master-page-name="">
      <style:table-properties style:width="19.001cm" style:page-number="0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none" fo:border-right="none" fo:border-top="none" fo:border-bottom="0.002cm solid #000000"/>
    </style:style>
    <style:style style:name="Table6.B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 style:keep-together="false" fo:keep-together="always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Standard">
      <style:text-properties fo:font-size="10pt" style:font-size-asian="8.75pt" style:font-size-complex="10pt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0" style:family="paragraph" style:parent-style-name="Table_20_Contents">
      <style:text-properties style:font-name="Helvetica" fo:font-size="9pt" style:font-size-asian="9pt" style:font-size-complex="9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4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MT10" style:family="text">
      <style:text-properties style:font-name="Helvetica" fo:font-size="8pt" style:font-size-asian="8pt" style:font-size-complex="8pt"/>
    </style:style>
    <style:style style:name="MT11" style:family="text">
      <style:text-properties style:font-name="Arial" fo:font-size="8pt" style:font-size-asian="8pt" style:font-size-complex="8pt"/>
    </style:style>
    <style:style style:name="MT1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partner_id.name or ''&gt;</text:placeholder></text:p>
                    <text:p text:style-name="MP11"/>
                    <text:p text:style-name="MP4"><text:placeholder text:placeholder-type="text">&lt;o.partner_id.address and o.partner_id.address[0].street or ''&gt;</text:placeholder> <text:placeholder text:placeholder-type="text">&lt;o.partner_id.address and o.partner_id.address[0].street2 or ''&gt;</text:placeholder></text:p>
                    <text:p text:style-name="MP12"><text:span text:style-name="MT1"><text:placeholder text:placeholder-type="text">&lt;o.partner_id.address and o.company_id.partner_id.address[0].zip or ''&gt;</text:placeholder></text:span><text:span text:style-name="MT1"> </text:span><text:span text:style-name="MT1"><text:placeholder text:placeholder-type="text">&lt;o.partner_id.address and o.partner_id.address[0].city or ''&gt;</text:placeholder></text:span></text:p>
                    <text:p text:style-name="MP11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4"><text:span text:style-name="Teletype"><text:span text:style-name="MT8">TEL: </text:span></text:span><text:span text:style-name="Teletype"><text:span text:style-name="MT9"><text:placeholder text:placeholder-type="text">&lt;o.partner_id.address and o.partner_id.address[0].phone or ''&gt;</text:placeholder></text:span></text:span></text:p>
                    <text:p text:style-name="MP14"><text:span text:style-name="Teletype"><text:span text:style-name="MT8">FAX: </text:span></text:span><text:span text:style-name="Teletype"><text:span text:style-name="MT9"><text:placeholder text:placeholder-type="text">&lt;o.partner_id.address and o.partner_id.address[0].fax or ''&gt;</text:placeholder></text:span></text:span></text:p>
                    <text:p text:style-name="MP13"/>
                    <text:p text:style-name="MP15"><text:span text:style-name="Teletype"><text:span text:style-name="MT10">Cod. Cliente: </text:span></text:span><text:span text:style-name="Teletype"><text:span text:style-name="MT11"><text:placeholder text:placeholder-type="text">&lt;o.partner_id.ref or ''&gt;</text:placeholder></text:span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6">N° documento</text:p>
              <text:p text:style-name="MP17"/>
              <text:p text:style-name="MP18"><text:placeholder text:placeholder-type="text">&lt;o.name or ''&gt;</text:placeholder></text:p>
            </table:table-cell>
            <table:table-cell table:style-name="Table3.A2" office:value-type="string">
              <text:p text:style-name="MP16">Tipo</text:p>
              <text:p text:style-name="MP19"/>
              <text:p text:style-name="MP20">Preventivo</text:p>
            </table:table-cell>
            <table:table-cell table:style-name="Table3.A2" office:value-type="string">
              <text:p text:style-name="MP16">Data emissione</text:p>
              <text:p text:style-name="MP16"/>
              <text:p text:style-name="MP18"><text:placeholder text:placeholder-type="text">&lt;formatLang(o.date_order,date=True) or ''&gt;</text:placeholder></text:p>
            </table:table-cell>
            <table:table-cell table:style-name="Table3.A2" office:value-type="string">
              <text:p text:style-name="MP21">Termini di pagamento</text:p>
              <text:p text:style-name="MP21"/>
              <text:p text:style-name="MP20"><text:placeholder text:placeholder-type="text">&lt;o.payment_term.name or ''&gt;</text:placeholder></text:p>
            </table:table-cell>
            <table:table-cell table:style-name="Table3.A2" office:value-type="string">
              <text:p text:style-name="MP16">Ref. commerciale</text:p>
              <text:p text:style-name="MP16"/>
              <text:p text:style-name="MP20"><text:placeholder text:placeholder-type="text">&lt;o.user_id and o.user_id.name or ''&gt;</text:placeholder></text:p>
              <text:p text:style-name="MP20"/>
            </table:table-cell>
            <table:table-cell table:style-name="Table3.F2" office:value-type="string">
              <text:p text:style-name="MP21">Pag.</text:p>
              <text:p text:style-name="MP21"/>
              <text:p text:style-name="MP22"><text:page-number text:select-page="current">1</text:page-number>/<text:page-count>1</text:page-count> </text:p>
            </table:table-cell>
          </table:table-row>
        </table:table>
        <text:p text:style-name="MP2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/>
            </table:table-cell>
            <table:table-cell table:style-name="Table6.B1" office:value-type="string">
              <text:p text:style-name="MP25">Totale imponibile (<text:span text:style-name="MT12"><text:placeholder text:placeholder-type="text">&lt;o.pricelist_id.currency_id.name&gt;</text:placeholder></text:span>)</text:p>
              <text:p text:style-name="MP26"/>
              <text:p text:style-name="MP27"><text:placeholder text:placeholder-type="text">&lt;formatLang(o.amount_untaxed)&gt;</text:placeholder></text:p>
              <text:p text:style-name="MP28"/>
              <text:p text:style-name="MP28"/>
            </table:table-cell>
            <table:table-cell table:style-name="Table6.C1" office:value-type="string">
              <text:p text:style-name="MP25">Totale IVA (<text:span text:style-name="MT12"><text:placeholder text:placeholder-type="text">&lt;o.pricelist_id.currency_id.name&gt;</text:placeholder></text:span>)</text:p>
              <text:p text:style-name="MP29"/>
              <text:p text:style-name="MP28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0">Note</text:p>
              <text:p text:style-name="MP30"/>
              <text:p text:style-name="MP31"><text:placeholder text:placeholder-type="text">&lt;o.note or ''&gt;</text:placeholder></text:p>
            </table:table-cell>
            <table:table-cell table:style-name="Table6.B2" table:number-columns-spanned="2" office:value-type="string">
              <text:p text:style-name="MP32">Totale documento (<text:placeholder text:placeholder-type="text">&lt;o.pricelist_id.currency_id.name&gt;</text:placeholder>)</text:p>
              <text:p text:style-name="MP33"/>
              <text:p text:style-name="MP34"><text:placeholder text:placeholder-type="text">&lt;formatLang(o.amount_total)&gt;</text:placeholder></text:p>
              <text:p text:style-name="MP34"/>
              <text:p text:style-name="MP28"/>
            </table:table-cell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4-27T09:01:38</dc:date>
    <meta:editing-duration>PT84H07M09S</meta:editing-duration>
    <meta:editing-cycles>306</meta:editing-cycles>
    <meta:generator>OpenOffice.org/3.2$Linux OpenOffice.org_project/320m12$Build-9483</meta:generator>
    <dc:creator>daniele </dc:creator>
    <meta:document-statistic meta:table-count="4" meta:image-count="0" meta:object-count="0" meta:page-count="1" meta:paragraph-count="61" meta:word-count="209" meta:character-count="2476"/>
    <meta:user-defined meta:name="Info 1">http://localhost:8069</meta:user-defined>
    <meta:user-defined meta:name="Info 2"/>
    <meta:user-defined meta:name="Info 3"/>
    <meta:user-defined meta:name="Info 4"/>
  </office:meta>
</office:document-meta>
</file>